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25in" table:align="center" fo:background-color="#ffffff">
        <style:background-image/>
      </style:table-properties>
    </style:style>
    <style:style style:name="Table1.A" style:family="table-column">
      <style:table-column-properties style:column-width="6.25in"/>
    </style:style>
    <style:style style:name="Table1.A1" style:family="table-cell">
      <style:table-cell-properties style:vertical-align="middle" fo:background-color="#ffffff">
        <style:background-image/>
      </style:table-cell-properties>
    </style:style>
    <style:style style:name="Table2" style:family="table">
      <style:table-properties style:width="6.25in" style:rel-width="100%" table:align="left"/>
    </style:style>
    <style:style style:name="Table2.A" style:family="table-column">
      <style:table-column-properties style:column-width="6.25in" style:rel-column-width="65535*"/>
    </style:style>
    <style:style style:name="Table2.A1" style:family="table-cell">
      <style:table-cell-properties style:vertical-align="middle"/>
    </style:style>
    <style:style style:name="Table3" style:family="table">
      <style:table-properties style:width="6.25in" table:align="center" fo:background-color="#f5f5f5">
        <style:background-image/>
      </style:table-properties>
    </style:style>
    <style:style style:name="Table3.A" style:family="table-column">
      <style:table-column-properties style:column-width="6.25in"/>
    </style:style>
    <style:style style:name="Table3.A1" style:family="table-cell">
      <style:table-cell-properties style:vertical-align="middle" style:border-line-width="0.0007in 0.0347in 0.0007in" fo:padding="0.0833in" fo:border="0.0361in double #808080"/>
    </style:style>
    <style:style style:name="P1" style:family="paragraph" style:parent-style-name="Text_20_body">
      <style:paragraph-properties fo:text-align="center" style:justify-single-word="false"/>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top="0in" fo:margin-bottom="0.1965in"/>
    </style:style>
    <style:style style:name="P4" style:family="paragraph" style:parent-style-name="Table_20_Contents">
      <style:paragraph-properties fo:margin-top="0in" fo:margin-bottom="0.1965in" fo:text-align="center" style:justify-single-word="false"/>
    </style:style>
    <style:style style:name="P5" style:family="paragraph" style:parent-style-name="Table_20_Contents">
      <style:paragraph-properties fo:margin-top="0in" fo:margin-bottom="0.1965in" fo:text-align="center" style:justify-single-word="false" fo:padding="0in" fo:border="none"/>
    </style:style>
    <style:style style:name="P6" style:family="paragraph" style:parent-style-name="Table_20_Contents">
      <style:paragraph-properties fo:margin-top="0in" fo:margin-bottom="0.1965in" fo:text-align="start" style:justify-single-word="false" fo:padding="0in" fo:border="none"/>
    </style:style>
    <style:style style:name="P7" style:family="paragraph" style:parent-style-name="Heading_20_2">
      <style:paragraph-properties fo:text-align="start" style:justify-single-word="false"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table-cell table:style-name="Table1.A1" office:value-type="string">
            <table:table table:name="Table2" table:style-name="Table2">
              <table:table-column table:style-name="Table2.A"/>
              <table:table-row>
                <table:table-cell table:style-name="Table2.A1" office:value-type="string">
                  <text:p text:style-name="P5">Thank You!</text:p>
                  <table:table table:name="Table3" table:style-name="Table3">
                    <table:table-column table:style-name="Table3.A"/>
                    <table:table-row>
                      <table:table-cell table:style-name="Table3.A1" office:value-type="string">
                        <text:p text:style-name="P4">IMPORTANT </text:p>
                        <text:p text:style-name="P3">Before you leave this page make a note of your access link, username, and password displayed below. </text:p>
                      </table:table-cell>
                    </table:table-row>
                  </table:table>
                  <text:p text:style-name="P6">Thank you for your order, and most of all thank you for putting your trust in me.... </text:p>
                  <text:p text:style-name="P6">...I really do mean that, because I know you have tried so many things that did not work. </text:p>
                  <text:p text:style-name="P6">I take that trust VERY seriously. And I will do whatever I can within reason to help you to get the results you are after. </text:p>
                  <text:p text:style-name="P6">Before you go any further we need to take care of some business... </text:p>
                  <text:p text:style-name="P6">If you ordered by credit card, debit card, or electronic check your statement will show this charge under the name... </text:p>
                  <text:p text:style-name="P5">"NATURAL-ACNE-TREATMENT" </text:p>
                  <text:p text:style-name="P6">Please make a note of that so you remember what that charge is all about. </text:p>
                  <text:p text:style-name="P6">The very next thing to do now is bookmark your access center link... </text:p>
                  <text:h text:style-name="P7" text:outline-level="2">Your access links and passwords... </text:h>
                  <text:p text:style-name="P6">Below is your personal access link to the program and the master hub for The Acne Connection... </text:p>
                  <text:p text:style-name="P6"><text:a xlink:type="simple" xlink:href="http://www.acneyoda.com/1L0V7E1T2/login">http://www.acneyoda.com/1L0V7E1T2/login</text:a> </text:p>
                  <text:p text:style-name="P6">Below is your personal access username and password... </text:p>
                  <text:p text:style-name="P6"><text:span text:style-name="Strong_20_Emphasis">Username:</text:span> User1NBLS2<text:line-break/><text:span text:style-name="Strong_20_Emphasis">Password:</text:span> ILVIT</text:p>
                  <text:p text:style-name="P6">You will need those to access all aspects to the program. </text:p>
                  <text:p text:style-name="P6">They are case sensitive. So be sure your All CAPS isn't on otherwise it will not work. </text:p>
                  <text:h text:style-name="P7" text:outline-level="2">IMPORTANT </text:h>
                  <text:p text:style-name="P6">Please printout this page or write down your username and password. And be sure to <text:soft-page-break/>bookmark your access link. </text:p>
                  <text:p text:style-name="P6">Your access link is what you will use to download your e-manual, get your bonuses, get your questions answered, send feedback, download any automatic updates, and more... </text:p>
                  <text:p text:style-name="P6">So do don't loose it! </text:p>
                  <text:p text:style-name="P6">It's your doorway to everything regarding this program. </text:p>
                  <text:p text:style-name="P6">What to do now... </text:p>
                  <text:p text:style-name="P6">The very next thing you should do (after saving your username, password and access link ;-) is login to your access link and download the e-manual and bonuses. </text:p>
                  <text:p text:style-name="P6">Your <text:a xlink:type="simple" xlink:href="http://www.acneyoda.com/1L0V7E1T2/login">access center</text:a> will give further details of what to do next. </text:p>
                  <text:p text:style-name="P6">Again, I sincerely thank you for your trust in me. I will do everything within reason to aid you in the journey ahead of you. </text:p>
                  <text:p text:style-name="P6">To your success, </text:p>
                  <text:p text:style-name="P6">Leo </text:p>
                  <text:p text:style-name="P6"><text:span text:style-name="Strong_20_Emphasis">P.S.</text:span> Don't forget to pickup your bonuses at your access link. In addition to the advertised bonuses I've included an unadvertised bonus. It alone is worth 1000 times the price of this program , and it's yours free of charge...No joke. Your personal access link gives all the details. </text:p>
                  <text:p text:style-name="P6"><text:span text:style-name="Strong_20_Emphasis">P.P.S.</text:span> Please remember to give us your opinion and/or any comments about the program. I value your opinion. I review each one individually and use your feedback to continually improve the program. You will find a feedback page at your <text:a xlink:type="simple" xlink:href="http://www.acneyoda.com/1L0V7E1T2/login">access center link</text:a> where you can send me your opinion. </text:p>
                  <text:p text:style-name="P6"> </text:p>
                </table:table-cell>
              </table:table-row>
            </table:table>
            <text:p text:style-name="P2"/>
          </table:table-cell>
        </table:table-row>
      </table:table>
      <text:p text:style-name="Text_20_body"/>
      <text:p text:style-name="P1">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ric Ruff</meta:initial-creator>
    <meta:creation-date>2009-09-23T21:11:19.33</meta:creation-date>
    <meta:printed-by>Eric Ruff</meta:printed-by>
    <meta:print-date>2009-09-23T21:18:21.27</meta:print-date>
    <meta:document-statistic meta:table-count="3" meta:image-count="0" meta:object-count="0" meta:page-count="2" meta:paragraph-count="33" meta:word-count="437" meta:character-count="2514"/>
    <dc:date>2009-09-24T09:01:25.16</dc:date>
    <dc:creator>Eric Ruff</dc:creator>
    <meta:editing-duration>PT11H34M55S</meta:editing-duration>
    <meta:editing-cycles>1</meta:editing-cycles>
    <meta:generator>OpenOffice.org/3.1$Win32 OpenOffice.org_project/310m19$Build-9420</meta:generator>
  </office:meta>
</office:document-meta>
</file>